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0fb2" officeooo:paragraph-rsid="00010fb2"/>
    </style:style>
    <style:style style:name="P2" style:family="paragraph" style:parent-style-name="Standard" style:list-style-name="L1">
      <style:text-properties fo:font-weight="bold" officeooo:rsid="00010fb2" officeooo:paragraph-rsid="00010fb2" style:font-weight-asian="bold" style:font-weight-complex="bold"/>
    </style:style>
    <style:style style:name="P3" style:family="paragraph" style:parent-style-name="Standard" style:list-style-name="L2">
      <style:text-properties fo:font-weight="bold" officeooo:rsid="000154cc" officeooo:paragraph-rsid="000154cc" style:font-weight-asian="bold" style:font-weight-complex="bold"/>
    </style:style>
    <style:style style:name="P4" style:family="paragraph" style:parent-style-name="Standard" style:list-style-name="L2">
      <style:paragraph-properties fo:text-align="start" style:justify-single-word="false"/>
      <style:text-properties fo:font-weight="bold" officeooo:rsid="000154cc" officeooo:paragraph-rsid="000154cc" style:font-weight-asian="bold" style:font-weight-complex="bold"/>
    </style:style>
    <style:style style:name="P5" style:family="paragraph" style:parent-style-name="Standard" style:list-style-name="L2">
      <style:paragraph-properties fo:text-align="start" style:justify-single-word="false"/>
      <style:text-properties fo:font-weight="bold" officeooo:rsid="000154cc" officeooo:paragraph-rsid="00058a30" style:font-weight-asian="bold" style:font-weight-complex="bold"/>
    </style:style>
    <style:style style:name="P6" style:family="paragraph" style:parent-style-name="Standard" style:list-style-name="L2">
      <style:paragraph-properties fo:text-align="start" style:justify-single-word="false"/>
      <style:text-properties fo:font-weight="bold" officeooo:rsid="00058a30" officeooo:paragraph-rsid="00058a30" style:font-weight-asian="bold" style:font-weight-complex="bold"/>
    </style:style>
    <style:style style:name="P7" style:family="paragraph" style:parent-style-name="Standard" style:list-style-name="L2">
      <style:paragraph-properties fo:text-align="start" style:justify-single-word="false"/>
      <style:text-properties fo:font-weight="bold" officeooo:rsid="0007c997" officeooo:paragraph-rsid="0007c997" style:font-weight-asian="bold" style:font-weight-complex="bold"/>
    </style:style>
    <style:style style:name="P8" style:family="paragraph" style:parent-style-name="Standard" style:list-style-name="L2">
      <style:paragraph-properties fo:text-align="start" style:justify-single-word="false"/>
      <style:text-properties fo:font-weight="bold" officeooo:rsid="000ab8e1" officeooo:paragraph-rsid="000ab8e1" style:font-weight-asian="bold" style:font-weight-complex="bold"/>
    </style:style>
    <style:style style:name="P9" style:family="paragraph" style:parent-style-name="Standard" style:list-style-name="L1">
      <style:text-properties fo:font-weight="normal" officeooo:rsid="00010fb2" officeooo:paragraph-rsid="00010fb2" style:font-weight-asian="normal" style:font-weight-complex="normal"/>
    </style:style>
    <style:style style:name="P10" style:family="paragraph" style:parent-style-name="Standard" style:list-style-name="L1">
      <style:text-properties fo:font-weight="normal" officeooo:rsid="000154cc" officeooo:paragraph-rsid="000154cc" style:font-weight-asian="normal" style:font-weight-complex="normal"/>
    </style:style>
    <style:style style:name="P11" style:family="paragraph" style:parent-style-name="Standard">
      <style:text-properties fo:font-weight="normal" officeooo:rsid="000154cc" officeooo:paragraph-rsid="000154cc" style:font-weight-asian="normal" style:font-weight-complex="normal"/>
    </style:style>
    <style:style style:name="P12" style:family="paragraph" style:parent-style-name="Standard" style:list-style-name="L2">
      <style:text-properties fo:font-weight="normal" officeooo:rsid="000154cc" officeooo:paragraph-rsid="000154cc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0154cc" officeooo:paragraph-rsid="000154cc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058a30" officeooo:paragraph-rsid="00058a30" style:font-weight-asian="normal" style:font-weight-complex="normal"/>
    </style:style>
    <style:style style:name="P15" style:family="paragraph" style:parent-style-name="Header">
      <style:paragraph-properties fo:text-align="center" style:justify-single-word="false"/>
      <style:text-properties fo:font-size="14pt" fo:font-weight="bold" officeooo:rsid="000d13ba" officeooo:paragraph-rsid="000d13ba" style:font-size-asian="14pt" style:font-weight-asian="bold" style:font-size-complex="14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58a30" style:font-weight-asian="normal" style:font-weight-complex="normal"/>
    </style:style>
    <style:style style:name="T3" style:family="text">
      <style:text-properties fo:font-weight="normal" officeooo:rsid="0006a494" style:font-weight-asian="normal" style:font-weight-complex="normal"/>
    </style:style>
    <style:style style:name="T4" style:family="text">
      <style:text-properties fo:font-weight="normal" officeooo:rsid="0007c997" style:font-weight-asian="normal" style:font-weight-complex="normal"/>
    </style:style>
    <style:style style:name="T5" style:family="text">
      <style:text-properties officeooo:rsid="00058a30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none"/>
    </style:style>
    <style:style style:name="T8" style:family="text">
      <style:text-properties style:text-underline-style="none" officeooo:rsid="000c57db"/>
    </style:style>
    <style:style style:name="T9" style:family="text">
      <style:text-properties style:text-underline-style="none" fo:font-weight="normal" officeooo:rsid="000c57db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 ha de desarrollar una aplicación en JavaFX para gestión de una empresa minorista de construcción.</text:p>
      <text:p text:style-name="P1"/>
      <text:p text:style-name="P1">La aplicación también dispondrá de un cliente en Android donde se podrán hacer compras.</text:p>
      <text:p text:style-name="P1"/>
      <text:p text:style-name="P1">Para llevar a cabo las funciones de gestión de almacén se pide:</text:p>
      <text:p text:style-name="P1"/>
      <text:list xml:id="list919176385" text:style-name="L1">
        <text:list-item>
          <text:p text:style-name="P2">Secciones: <text:span text:style-name="T1">Se podrán crear distintas secciones donde se agruparan los distintos productos.</text:span></text:p>
          <text:p text:style-name="P9"/>
        </text:list-item>
        <text:list-item>
          <text:p text:style-name="P2">Productos: <text:span text:style-name="T1">Habrá productos a la venta que se podrán agrupar en las distintas secciones. Un mismo producto puede pertenecer a varias secciones.</text:span></text:p>
          <text:p text:style-name="P9"/>
        </text:list-item>
        <text:list-item>
          <text:p text:style-name="P2">Marcas: <text:span text:style-name="T1">Cada producto tendrá una marca asociada.</text:span></text:p>
          <text:p text:style-name="P9"/>
        </text:list-item>
        <text:list-item>
          <text:p text:style-name="P2">Proveedores: <text:span text:style-name="T1">Cada producto tendrá uno o varios proveedores.</text:span></text:p>
          <text:p text:style-name="P10"/>
        </text:list-item>
      </text:list>
      <text:p text:style-name="P11">Para llevar a cabo las funciones de gestión de personal se pide:</text:p>
      <text:p text:style-name="P11"/>
      <text:list xml:id="list3766263434" text:style-name="L2">
        <text:list-item>
          <text:p text:style-name="P3">Empleados: <text:span text:style-name="T1">Existirán distintas cuentas de empleados para logearte en la app.</text:span></text:p>
          <text:p text:style-name="P12"/>
        </text:list-item>
        <text:list-item>
          <text:p text:style-name="P3">Perfiles: <text:span text:style-name="T1">Cada empleado tendrá perfiles asignados. Un perfil te permite acceder a ciertas características de la app.</text:span></text:p>
          <text:p text:style-name="P12"/>
        </text:list-item>
        <text:list-item>
          <text:p text:style-name="P4">Logs: <text:span text:style-name="T1">Cada vez que un empleado entre en la aplicación escribirá sobre un log. Las acciones que realice también deberán ser almacenadas.</text:span></text:p>
        </text:list-item>
      </text:list>
      <text:p text:style-name="P13"/>
      <text:p text:style-name="P13"/>
      <text:p text:style-name="P14">Funciones de cada Perfil: </text:p>
      <text:p text:style-name="P14"/>
      <text:list xml:id="list211455537424898" text:continue-numbering="true" text:style-name="L2">
        <text:list-item>
          <text:p text:style-name="P5"><text:span text:style-name="T5">Mozo de almacén</text:span>: <text:span text:style-name="T2">Un mozo de almacén sólo tendrá acceso a una vista del stock de todos los productos.</text:span></text:p>
          <text:p text:style-name="P6"><text:span text:style-name="T1"/></text:p>
        </text:list-item>
        <text:list-item>
          <text:p text:style-name="P6">Gerente de almacén: <text:span text:style-name="T1">Un gerente de almacén podrán ver el stock de todos los productos. También podrán realizar ventas y compras de productos </text:span><text:span text:style-name="T3">existentes</text:span><text:span text:style-name="T1">.</text:span></text:p>
          <text:p text:style-name="P6"><text:span text:style-name="T1"/></text:p>
        </text:list-item>
        <text:list-item>
          <text:p text:style-name="P6">Responsable de sección: <text:span text:style-name="T1">Los responsables de sección podrán ver el stock de todos los productos de su sección, realizar compraventas y modificar las características de los productos existentes </text:span><text:span text:style-name="T3">y añadir nuevos productos</text:span><text:span text:style-name="T1">.</text:span></text:p>
          <text:p text:style-name="P8"><text:span text:style-name="T4"/></text:p>
        </text:list-item>
        <text:list-item>
          <text:p text:style-name="P8">RRHH<text:span text:style-name="T7">: </text:span><text:span text:style-name="T9">Acceso a todos los empleados de la DB.</text:span></text:p>
          <text:p text:style-name="P8"><text:span text:style-name="T4"/></text:p>
        </text:list-item>
        <text:list-item>
          <text:p text:style-name="P7">Jefe: <text:span text:style-name="T1">Acceso total a toda la base de datos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4pt" fo:font-weight="bold" officeooo:rsid="000d13ba" officeooo:paragraph-rsid="000d13ba" style:font-size-asian="14pt" style:font-weight-asian="bold" style:font-size-complex="14pt" style:font-weight-complex="bol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PFC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3.2$Windows_X86_64 LibreOffice_project/86daf60bf00efa86ad547e59e09d6bb77c699acb</meta:generator>
    <dc:date>2021-04-27T21:14:53.437000000</dc:date>
    <meta:editing-duration>PT2H1M40S</meta:editing-duration>
    <meta:editing-cycles>12</meta:editing-cycles>
    <meta:document-statistic meta:table-count="0" meta:image-count="0" meta:object-count="0" meta:page-count="1" meta:paragraph-count="28" meta:word-count="273" meta:character-count="1587" meta:non-whitespace-character-count="1353"/>
  </office:meta>
</office:document-meta>
</file>